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T13_8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</style:style>
    <style:style style:name="T22_1" style:family="text">
      <style:text-properties fo:font-size="28pt" style:font-size-asian="28pt" style:font-size-complex="28pt" fo:font-weight="bold" style:font-weight-asian="bold" style:font-weight-complex="bold"/>
    </style:style>
    <style:style style:name="T22_2" style:family="text">
      <style:text-properties fo:font-size="28pt" style:font-size-asian="28pt" style:font-size-complex="28pt" fo:font-weight="bold" style:font-weight-asian="bold" style:font-weight-complex="bold"/>
    </style:style>
    <style:style style:name="T22_3" style:family="text">
      <style:text-properties fo:font-size="28pt" style:font-size-asian="28pt" style:font-size-complex="28pt" fo:font-weight="bold" style:font-weight-asian="bold" style:font-weight-complex="bold"/>
    </style:style>
    <style:style style:name="T22_4" style:family="text">
      <style:text-properties fo:font-size="28pt" style:font-size-asian="28pt" style:font-size-complex="28pt" fo:font-weight="bold" style:font-weight-asian="bold" style:font-weight-complex="bold"/>
    </style:style>
    <style:style style:name="T22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50%" style:writing-mode="lr-tb"/>
    </style:style>
    <style:style style:name="P3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50%" style:writing-mode="lr-tb"/>
    </style:style>
    <style:style style:name="T55_1" style:family="text">
      <style:text-properties fo:color="#3c78d8" fo:font-size="14pt" style:font-size-asian="14pt" style:font-size-complex="14pt"/>
    </style:style>
    <style:style style:name="T55_2" style:family="text">
      <style:text-properties fo:color="#3c78d8" fo:font-size="14pt" style:font-size-asian="14pt" style:font-size-complex="14pt"/>
    </style:style>
    <style:style style:name="P56" style:family="paragraph" style:parent-style-name="Standard">
      <style:paragraph-properties fo:break-before="auto" fo:line-height="150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50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50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50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07%" fo:margin-left="0.635cm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07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86" style:family="paragraph" style:parent-style-name="Heading_20_1">
      <style:paragraph-properties fo:break-before="auto" fo:line-height="107%" style:writing-mode="lr-tb"/>
    </style:style>
    <style:style style:name="T86_1" style:family="text">
      <style:text-properties fo:color="#000000" fo:font-weight="bold" style:font-weight-asian="bold" style:font-weight-complex="bold"/>
    </style:style>
    <style:style style:name="T86_2" style:family="text">
      <style:text-properties fo:color="#000000" fo:font-weight="bold" style:font-weight-asian="bold" style:font-weight-complex="bold"/>
    </style:style>
    <style:style style:name="T86_3" style:family="text">
      <style:text-properties fo:color="#000000" fo:font-weight="bold" style:font-weight-asian="bold" style:font-weight-complex="bold"/>
    </style:style>
    <style:style style:name="T86_4" style:family="text">
      <style:text-properties fo:color="#000000" fo:font-weight="bold" style:font-weight-asian="bold" style:font-weight-complex="bold"/>
    </style:style>
    <style:style style:name="T86_5" style:family="text">
      <style:text-properties fo:color="#000000" fo:font-weight="bold" style:font-weight-asian="bold" style:font-weight-complex="bold"/>
    </style:style>
    <style:style style:name="T86_6" style:family="text">
      <style:text-properties fo:color="#000000" fo:font-weight="bold" style:font-weight-asian="bold" style:font-weight-complex="bold"/>
    </style:style>
    <style:style style:name="T86_7" style:family="text">
      <style:text-properties fo:color="#000000" fo:font-weight="bold" style:font-weight-asian="bold" style:font-weight-complex="bold"/>
    </style:style>
    <style:style style:name="T86_8" style:family="text">
      <style:text-properties fo:color="#000000" fo:font-weight="bold" style:font-weight-asian="bold" style:font-weight-complex="bold"/>
    </style:style>
    <style:style style:name="T86_9" style:family="text">
      <style:text-properties fo:color="#000000" fo:font-weight="bold" style:font-weight-asian="bold" style:font-weight-complex="bold"/>
    </style:style>
    <style:style style:name="T86_10" style:family="text">
      <style:text-properties fo:color="#000000" fo:font-weight="bold" style:font-weight-asian="bold" style:font-weight-complex="bold"/>
    </style:style>
    <style:style style:name="T86_11" style:family="text">
      <style:text-properties fo:color="#000000" fo:font-weight="bold" style:font-weight-asian="bold" style:font-weight-complex="bold"/>
    </style:style>
    <style:style style:name="T86_12" style:family="text">
      <style:text-properties fo:color="#000000" fo:font-weight="bold" style:font-weight-asian="bold" style:font-weight-complex="bold"/>
    </style:style>
    <style:style style:name="T86_13" style:family="text">
      <style:text-properties fo:color="#000000" fo:font-weight="bold" style:font-weight-asian="bold" style:font-weight-complex="bold"/>
    </style:style>
    <style:style style:name="T86_14" style:family="text">
      <style:text-properties fo:color="#000000" fo:font-weight="bold" style:font-weight-asian="bold" style:font-weight-complex="bold"/>
    </style:style>
    <style:style style:name="T86_15" style:family="text">
      <style:text-properties fo:color="#000000" fo:font-weight="bold" style:font-weight-asian="bold" style:font-weight-complex="bold"/>
    </style:style>
    <style:style style:name="T86_16" style:family="text">
      <style:text-properties fo:color="#000000" fo:font-weight="bold" style:font-weight-asian="bold" style:font-weight-complex="bold"/>
    </style:style>
    <style:style style:name="T86_17" style:family="text">
      <style:text-properties fo:color="#000000" fo:font-weight="bold" style:font-weight-asian="bold" style:font-weight-complex="bold"/>
    </style:style>
    <style:style style:name="T86_18" style:family="text">
      <style:text-properties fo:color="#000000" fo:font-weight="bold" style:font-weight-asian="bold" style:font-weight-complex="bold"/>
    </style:style>
    <style:style style:name="T86_19" style:family="text">
      <style:text-properties fo:color="#000000" fo:font-weight="bold" style:font-weight-asian="bold" style:font-weight-complex="bold"/>
    </style:style>
    <style:style style:name="T86_20" style:family="text">
      <style:text-properties fo:color="#000000" fo:font-weight="bold" style:font-weight-asian="bold" style:font-weight-complex="bold"/>
    </style:style>
    <style:style style:name="T86_21" style:family="text">
      <style:text-properties fo:color="#000000" fo:font-weight="bold" style:font-weight-asian="bold" style:font-weight-complex="bold"/>
    </style:style>
    <style:style style:name="T86_22" style:family="text">
      <style:text-properties fo:color="#000000" fo:font-weight="bold" style:font-weight-asian="bold" style:font-weight-complex="bold"/>
    </style:style>
    <style:style style:name="T86_23" style:family="text">
      <style:text-properties fo:color="#000000" fo:font-weight="bold" style:font-weight-asian="bold" style:font-weight-complex="bold"/>
    </style:style>
    <style:style style:name="T86_24" style:family="text">
      <style:text-properties fo:color="#000000" fo:font-weight="bold" style:font-weight-asian="bold" style:font-weight-complex="bold"/>
    </style:style>
    <style:style style:name="T86_25" style:family="text">
      <style:text-properties fo:color="#000000" fo:font-weight="bold" style:font-weight-asian="bold" style:font-weight-complex="bold"/>
    </style:style>
    <style:style style:name="T86_26" style:family="text">
      <style:text-properties fo:color="#000000" fo:font-weight="bold" style:font-weight-asian="bold" style:font-weight-complex="bold"/>
    </style:style>
    <style:style style:name="T86_27" style:family="text">
      <style:text-properties fo:color="#000000" fo:font-weight="bold" style:font-weight-asian="bold" style:font-weight-complex="bold"/>
    </style:style>
    <style:style style:name="T86_28" style:family="text">
      <style:text-properties fo:color="#000000" fo:font-weight="bold" style:font-weight-asian="bold" style:font-weight-complex="bold"/>
    </style:style>
    <style:style style:name="T86_29" style:family="text">
      <style:text-properties fo:color="#000000" fo:font-weight="bold" style:font-weight-asian="bold" style:font-weight-complex="bold"/>
    </style:style>
    <style:style style:name="T86_30" style:family="text">
      <style:text-properties fo:color="#000000" fo:font-weight="bold" style:font-weight-asian="bold" style:font-weight-complex="bold"/>
    </style:style>
    <style:style style:name="T86_31" style:family="text">
      <style:text-properties fo:color="#000000" fo:font-weight="bold" style:font-weight-asian="bold" style:font-weight-complex="bold"/>
    </style:style>
    <style:style style:name="T86_32" style:family="text">
      <style:text-properties fo:color="#000000" fo:font-weight="bold" style:font-weight-asian="bold" style:font-weight-complex="bold"/>
    </style:style>
    <style:style style:name="T86_33" style:family="text">
      <style:text-properties fo:color="#000000" fo:font-weight="bold" style:font-weight-asian="bold" style:font-weight-complex="bold"/>
    </style:style>
    <style:style style:name="T86_34" style:family="text">
      <style:text-properties fo:color="#000000" fo:font-weight="bold" style:font-weight-asian="bold" style:font-weight-complex="bold"/>
    </style:style>
    <style:style style:name="P87" style:family="paragraph" style:parent-style-name="Standard">
      <style:paragraph-properties fo:text-align="justify" fo:break-before="auto" fo:line-height="150%" fo:margin-bottom="0.37cm" style:writing-mode="lr-tb"/>
    </style:style>
    <style:style style:name="T87_1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text-align="justify" fo:break-before="auto" fo:line-height="150%" fo:margin-bottom="0.37cm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T88_19" style:family="text">
      <style:text-properties fo:font-size="12pt" style:font-size-asian="12pt" style:font-size-complex="12pt"/>
    </style:style>
    <style:style style:name="T88_20" style:family="text">
      <style:text-properties fo:font-size="12pt" style:font-size-asian="12pt" style:font-size-complex="12pt"/>
    </style:style>
    <style:style style:name="T88_21" style:family="text">
      <style:text-properties fo:font-size="12pt" style:font-size-asian="12pt" style:font-size-complex="12pt"/>
    </style:style>
    <style:style style:name="T88_22" style:family="text">
      <style:text-properties fo:font-size="12pt" style:font-size-asian="12pt" style:font-size-complex="12pt"/>
    </style:style>
    <style:style style:name="T88_23" style:family="text">
      <style:text-properties fo:font-size="12pt" style:font-size-asian="12pt" style:font-size-complex="12pt"/>
    </style:style>
    <style:style style:name="T88_24" style:family="text">
      <style:text-properties fo:font-size="12pt" style:font-size-asian="12pt" style:font-size-complex="12pt"/>
    </style:style>
    <style:style style:name="T88_25" style:family="text">
      <style:text-properties fo:font-size="12pt" style:font-size-asian="12pt" style:font-size-complex="12pt"/>
    </style:style>
    <style:style style:name="T88_26" style:family="text">
      <style:text-properties fo:font-size="12pt" style:font-size-asian="12pt" style:font-size-complex="12pt"/>
    </style:style>
    <style:style style:name="T88_27" style:family="text">
      <style:text-properties fo:font-size="12pt" style:font-size-asian="12pt" style:font-size-complex="12pt"/>
    </style:style>
    <style:style style:name="T88_28" style:family="text">
      <style:text-properties fo:font-size="12pt" style:font-size-asian="12pt" style:font-size-complex="12pt"/>
    </style:style>
    <style:style style:name="T88_29" style:family="text">
      <style:text-properties fo:font-size="12pt" style:font-size-asian="12pt" style:font-size-complex="12pt"/>
    </style:style>
    <style:style style:name="T88_30" style:family="text">
      <style:text-properties fo:font-size="12pt" style:font-size-asian="12pt" style:font-size-complex="12pt"/>
    </style:style>
    <style:style style:name="T88_31" style:family="text">
      <style:text-properties fo:font-size="12pt" style:font-size-asian="12pt" style:font-size-complex="12pt"/>
    </style:style>
    <style:style style:name="T88_32" style:family="text">
      <style:text-properties fo:font-size="12pt" style:font-size-asian="12pt" style:font-size-complex="12pt"/>
    </style:style>
    <style:style style:name="T88_33" style:family="text">
      <style:text-properties fo:font-size="12pt" style:font-size-asian="12pt" style:font-size-complex="12pt"/>
    </style:style>
    <style:style style:name="T88_34" style:family="text">
      <style:text-properties fo:font-size="12pt" style:font-size-asian="12pt" style:font-size-complex="12pt"/>
    </style:style>
    <style:style style:name="T88_35" style:family="text">
      <style:text-properties fo:font-size="12pt" style:font-size-asian="12pt" style:font-size-complex="12pt"/>
    </style:style>
    <style:style style:name="T88_36" style:family="text">
      <style:text-properties fo:font-size="12pt" style:font-size-asian="12pt" style:font-size-complex="12pt"/>
    </style:style>
    <style:style style:name="T88_37" style:family="text">
      <style:text-properties fo:font-size="12pt" style:font-size-asian="12pt" style:font-size-complex="12pt"/>
    </style:style>
    <style:style style:name="T88_38" style:family="text">
      <style:text-properties fo:font-size="12pt" style:font-size-asian="12pt" style:font-size-complex="12pt"/>
    </style:style>
    <style:style style:name="T88_39" style:family="text">
      <style:text-properties fo:font-size="12pt" style:font-size-asian="12pt" style:font-size-complex="12pt"/>
    </style:style>
    <style:style style:name="T88_40" style:family="text">
      <style:text-properties fo:font-size="12pt" style:font-size-asian="12pt" style:font-size-complex="12pt"/>
    </style:style>
    <style:style style:name="T88_41" style:family="text">
      <style:text-properties fo:font-size="12pt" style:font-size-asian="12pt" style:font-size-complex="12pt"/>
    </style:style>
    <style:style style:name="T88_42" style:family="text">
      <style:text-properties fo:font-size="12pt" style:font-size-asian="12pt" style:font-size-complex="12pt"/>
    </style:style>
    <style:style style:name="T88_43" style:family="text">
      <style:text-properties fo:font-size="12pt" style:font-size-asian="12pt" style:font-size-complex="12pt"/>
    </style:style>
    <style:style style:name="T88_44" style:family="text">
      <style:text-properties fo:font-size="12pt" style:font-size-asian="12pt" style:font-size-complex="12pt"/>
    </style:style>
    <style:style style:name="T88_45" style:family="text">
      <style:text-properties fo:font-size="12pt" style:font-size-asian="12pt" style:font-size-complex="12pt"/>
    </style:style>
    <style:style style:name="T88_46" style:family="text">
      <style:text-properties fo:font-size="12pt" style:font-size-asian="12pt" style:font-size-complex="12pt"/>
    </style:style>
    <style:style style:name="T88_47" style:family="text">
      <style:text-properties fo:font-size="12pt" style:font-size-asian="12pt" style:font-size-complex="12pt"/>
    </style:style>
    <style:style style:name="T88_48" style:family="text">
      <style:text-properties fo:font-size="12pt" style:font-size-asian="12pt" style:font-size-complex="12pt"/>
    </style:style>
    <style:style style:name="T88_49" style:family="text">
      <style:text-properties fo:font-size="12pt" style:font-size-asian="12pt" style:font-size-complex="12pt"/>
    </style:style>
    <style:style style:name="T88_50" style:family="text">
      <style:text-properties fo:font-size="12pt" style:font-size-asian="12pt" style:font-size-complex="12pt"/>
    </style:style>
    <style:style style:name="T88_51" style:family="text">
      <style:text-properties fo:font-size="12pt" style:font-size-asian="12pt" style:font-size-complex="12pt"/>
    </style:style>
    <style:style style:name="T88_52" style:family="text">
      <style:text-properties fo:font-size="12pt" style:font-size-asian="12pt" style:font-size-complex="12pt"/>
    </style:style>
    <style:style style:name="T88_53" style:family="text">
      <style:text-properties fo:font-size="12pt" style:font-size-asian="12pt" style:font-size-complex="12pt"/>
    </style:style>
    <style:style style:name="T88_54" style:family="text">
      <style:text-properties fo:font-size="12pt" style:font-size-asian="12pt" style:font-size-complex="12pt"/>
    </style:style>
    <style:style style:name="T88_55" style:family="text">
      <style:text-properties fo:font-size="12pt" style:font-size-asian="12pt" style:font-size-complex="12pt"/>
    </style:style>
    <style:style style:name="T88_56" style:family="text">
      <style:text-properties fo:font-size="12pt" style:font-size-asian="12pt" style:font-size-complex="12pt"/>
    </style:style>
    <style:style style:name="T88_57" style:family="text">
      <style:text-properties fo:font-size="12pt" style:font-size-asian="12pt" style:font-size-complex="12pt"/>
    </style:style>
    <style:style style:name="T88_58" style:family="text">
      <style:text-properties fo:font-size="12pt" style:font-size-asian="12pt" style:font-size-complex="12pt"/>
    </style:style>
    <style:style style:name="T88_59" style:family="text">
      <style:text-properties fo:font-size="12pt" style:font-size-asian="12pt" style:font-size-complex="12pt"/>
    </style:style>
    <style:style style:name="T88_60" style:family="text">
      <style:text-properties fo:font-size="12pt" style:font-size-asian="12pt" style:font-size-complex="12pt"/>
    </style:style>
    <style:style style:name="T88_61" style:family="text">
      <style:text-properties fo:font-size="12pt" style:font-size-asian="12pt" style:font-size-complex="12pt"/>
    </style:style>
    <style:style style:name="T88_62" style:family="text">
      <style:text-properties fo:font-size="12pt" style:font-size-asian="12pt" style:font-size-complex="12pt"/>
    </style:style>
    <style:style style:name="T88_63" style:family="text">
      <style:text-properties fo:font-size="12pt" style:font-size-asian="12pt" style:font-size-complex="12pt"/>
    </style:style>
    <style:style style:name="T88_64" style:family="text">
      <style:text-properties fo:font-size="12pt" style:font-size-asian="12pt" style:font-size-complex="12pt"/>
    </style:style>
    <style:style style:name="T88_65" style:family="text">
      <style:text-properties fo:font-size="12pt" style:font-size-asian="12pt" style:font-size-complex="12pt"/>
    </style:style>
    <style:style style:name="T88_66" style:family="text">
      <style:text-properties fo:font-size="12pt" style:font-size-asian="12pt" style:font-size-complex="12pt"/>
    </style:style>
    <style:style style:name="T88_67" style:family="text">
      <style:text-properties fo:font-size="12pt" style:font-size-asian="12pt" style:font-size-complex="12pt"/>
    </style:style>
    <style:style style:name="T88_68" style:family="text">
      <style:text-properties fo:font-size="12pt" style:font-size-asian="12pt" style:font-size-complex="12pt"/>
    </style:style>
    <style:style style:name="T88_69" style:family="text">
      <style:text-properties fo:font-size="12pt" style:font-size-asian="12pt" style:font-size-complex="12pt"/>
    </style:style>
    <style:style style:name="T88_70" style:family="text">
      <style:text-properties fo:font-size="12pt" style:font-size-asian="12pt" style:font-size-complex="12pt"/>
    </style:style>
    <style:style style:name="T88_71" style:family="text">
      <style:text-properties fo:font-size="12pt" style:font-size-asian="12pt" style:font-size-complex="12pt"/>
    </style:style>
    <style:style style:name="T88_72" style:family="text">
      <style:text-properties fo:font-size="12pt" style:font-size-asian="12pt" style:font-size-complex="12pt"/>
    </style:style>
    <style:style style:name="T88_73" style:family="text">
      <style:text-properties fo:font-size="12pt" style:font-size-asian="12pt" style:font-size-complex="12pt"/>
    </style:style>
    <style:style style:name="T88_74" style:family="text">
      <style:text-properties fo:font-size="12pt" style:font-size-asian="12pt" style:font-size-complex="12pt"/>
    </style:style>
    <style:style style:name="T88_75" style:family="text">
      <style:text-properties fo:font-size="12pt" style:font-size-asian="12pt" style:font-size-complex="12pt"/>
    </style:style>
    <style:style style:name="T88_76" style:family="text">
      <style:text-properties fo:font-size="12pt" style:font-size-asian="12pt" style:font-size-complex="12pt"/>
    </style:style>
    <style:style style:name="T88_77" style:family="text">
      <style:text-properties fo:font-size="12pt" style:font-size-asian="12pt" style:font-size-complex="12pt"/>
    </style:style>
    <style:style style:name="T88_78" style:family="text">
      <style:text-properties fo:font-size="12pt" style:font-size-asian="12pt" style:font-size-complex="12pt"/>
    </style:style>
    <style:style style:name="T88_79" style:family="text">
      <style:text-properties fo:font-size="12pt" style:font-size-asian="12pt" style:font-size-complex="12pt"/>
    </style:style>
    <style:style style:name="T88_80" style:family="text">
      <style:text-properties fo:font-size="12pt" style:font-size-asian="12pt" style:font-size-complex="12pt"/>
    </style:style>
    <style:style style:name="T88_81" style:family="text">
      <style:text-properties fo:font-size="12pt" style:font-size-asian="12pt" style:font-size-complex="12pt"/>
    </style:style>
    <style:style style:name="T88_82" style:family="text">
      <style:text-properties fo:font-size="12pt" style:font-size-asian="12pt" style:font-size-complex="12pt"/>
    </style:style>
    <style:style style:name="T88_83" style:family="text">
      <style:text-properties fo:font-size="12pt" style:font-size-asian="12pt" style:font-size-complex="12pt"/>
    </style:style>
    <style:style style:name="T88_84" style:family="text">
      <style:text-properties fo:font-size="12pt" style:font-size-asian="12pt" style:font-size-complex="12pt"/>
    </style:style>
    <style:style style:name="T88_85" style:family="text">
      <style:text-properties fo:font-size="12pt" style:font-size-asian="12pt" style:font-size-complex="12pt"/>
    </style:style>
    <style:style style:name="T88_86" style:family="text">
      <style:text-properties fo:font-size="12pt" style:font-size-asian="12pt" style:font-size-complex="12pt"/>
    </style:style>
    <style:style style:name="T88_87" style:family="text">
      <style:text-properties fo:font-size="12pt" style:font-size-asian="12pt" style:font-size-complex="12pt"/>
    </style:style>
    <style:style style:name="T88_88" style:family="text">
      <style:text-properties fo:font-size="12pt" style:font-size-asian="12pt" style:font-size-complex="12pt"/>
    </style:style>
    <style:style style:name="T88_89" style:family="text">
      <style:text-properties fo:font-size="12pt" style:font-size-asian="12pt" style:font-size-complex="12pt"/>
    </style:style>
    <style:style style:name="T88_90" style:family="text">
      <style:text-properties fo:font-size="12pt" style:font-size-asian="12pt" style:font-size-complex="12pt"/>
    </style:style>
    <style:style style:name="T88_91" style:family="text">
      <style:text-properties fo:font-size="12pt" style:font-size-asian="12pt" style:font-size-complex="12pt"/>
    </style:style>
    <style:style style:name="T88_92" style:family="text">
      <style:text-properties fo:font-size="12pt" style:font-size-asian="12pt" style:font-size-complex="12pt"/>
    </style:style>
    <style:style style:name="T88_93" style:family="text">
      <style:text-properties fo:font-size="12pt" style:font-size-asian="12pt" style:font-size-complex="12pt"/>
    </style:style>
    <style:style style:name="T88_94" style:family="text">
      <style:text-properties fo:font-size="12pt" style:font-size-asian="12pt" style:font-size-complex="12pt"/>
    </style:style>
    <style:style style:name="T88_95" style:family="text">
      <style:text-properties fo:font-size="12pt" style:font-size-asian="12pt" style:font-size-complex="12pt"/>
    </style:style>
    <style:style style:name="T88_96" style:family="text">
      <style:text-properties fo:font-size="12pt" style:font-size-asian="12pt" style:font-size-complex="12pt"/>
    </style:style>
    <style:style style:name="T88_97" style:family="text">
      <style:text-properties fo:font-size="12pt" style:font-size-asian="12pt" style:font-size-complex="12pt"/>
    </style:style>
    <style:style style:name="T88_98" style:family="text">
      <style:text-properties fo:font-size="12pt" style:font-size-asian="12pt" style:font-size-complex="12pt"/>
    </style:style>
    <style:style style:name="T88_99" style:family="text">
      <style:text-properties fo:font-size="12pt" style:font-size-asian="12pt" style:font-size-complex="12pt"/>
    </style:style>
    <style:style style:name="T88_100" style:family="text">
      <style:text-properties fo:font-size="12pt" style:font-size-asian="12pt" style:font-size-complex="12pt"/>
    </style:style>
    <style:style style:name="T88_101" style:family="text">
      <style:text-properties fo:font-size="12pt" style:font-size-asian="12pt" style:font-size-complex="12pt"/>
    </style:style>
    <style:style style:name="T88_102" style:family="text">
      <style:text-properties fo:font-size="12pt" style:font-size-asian="12pt" style:font-size-complex="12pt"/>
    </style:style>
    <style:style style:name="T88_103" style:family="text">
      <style:text-properties fo:font-size="12pt" style:font-size-asian="12pt" style:font-size-complex="12pt"/>
    </style:style>
    <style:style style:name="T88_104" style:family="text">
      <style:text-properties fo:font-size="12pt" style:font-size-asian="12pt" style:font-size-complex="12pt"/>
    </style:style>
    <style:style style:name="T88_105" style:family="text">
      <style:text-properties fo:font-size="12pt" style:font-size-asian="12pt" style:font-size-complex="12pt"/>
    </style:style>
    <style:style style:name="T88_106" style:family="text">
      <style:text-properties fo:font-size="12pt" style:font-size-asian="12pt" style:font-size-complex="12pt"/>
    </style:style>
    <style:style style:name="T88_107" style:family="text">
      <style:text-properties fo:font-size="12pt" style:font-size-asian="12pt" style:font-size-complex="12pt"/>
    </style:style>
    <style:style style:name="T88_108" style:family="text">
      <style:text-properties fo:font-size="12pt" style:font-size-asian="12pt" style:font-size-complex="12pt"/>
    </style:style>
    <style:style style:name="T88_109" style:family="text">
      <style:text-properties fo:font-size="12pt" style:font-size-asian="12pt" style:font-size-complex="12pt"/>
    </style:style>
    <style:style style:name="T88_110" style:family="text">
      <style:text-properties fo:font-size="12pt" style:font-size-asian="12pt" style:font-size-complex="12pt"/>
    </style:style>
    <style:style style:name="T88_111" style:family="text">
      <style:text-properties fo:font-size="12pt" style:font-size-asian="12pt" style:font-size-complex="12pt"/>
    </style:style>
    <style:style style:name="T88_112" style:family="text">
      <style:text-properties fo:font-size="12pt" style:font-size-asian="12pt" style:font-size-complex="12pt"/>
    </style:style>
    <style:style style:name="T88_113" style:family="text">
      <style:text-properties fo:font-size="12pt" style:font-size-asian="12pt" style:font-size-complex="12pt"/>
    </style:style>
    <style:style style:name="T88_114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text-align="justify" fo:break-before="auto" fo:line-height="150%" fo:margin-bottom="0.37cm" style:writing-mode="lr-tb"/>
      <style:text-properties fo:font-size="12pt" style:font-size-asian="12pt" style:font-size-complex="12pt"/>
    </style:style>
    <style:style style:name="P90" style:family="paragraph" style:parent-style-name="Standard">
      <style:paragraph-properties fo:text-align="justify" fo:break-before="auto" fo:line-height="150%" fo:margin-bottom="0.37cm" style:writing-mode="lr-tb"/>
    </style:style>
    <style:style style:name="T90_1" style:family="text">
      <style:text-properties fo:font-size="16pt" style:font-size-asian="16pt" style:font-size-complex="16pt" fo:font-weight="bold" style:font-weight-asian="bold" style:font-weight-complex="bold"/>
    </style:style>
    <style:style style:name="T90_2" style:family="text">
      <style:text-properties fo:font-size="16pt" style:font-size-asian="16pt" style:font-size-complex="16pt" fo:font-weight="bold" style:font-weight-asian="bold" style:font-weight-complex="bold"/>
    </style:style>
    <style:style style:name="T90_3" style:family="text">
      <style:text-properties fo:font-size="16pt" style:font-size-asian="16pt" style:font-size-complex="16pt" fo:font-weight="bold" style:font-weight-asian="bold" style:font-weight-complex="bold"/>
    </style:style>
    <style:style style:name="T90_4" style:family="text">
      <style:text-properties fo:font-size="16pt" style:font-size-asian="16pt" style:font-size-complex="16pt" fo:font-weight="bold" style:font-weight-asian="bold" style:font-weight-complex="bold"/>
    </style:style>
    <style:style style:name="T90_5" style:family="text">
      <style:text-properties fo:font-size="16pt" style:font-size-asian="16pt" style:font-size-complex="16pt" fo:font-weight="bold" style:font-weight-asian="bold" style:font-weight-complex="bold"/>
    </style:style>
    <style:style style:name="T90_6" style:family="text">
      <style:text-properties fo:font-size="16pt" style:font-size-asian="16pt" style:font-size-complex="16pt" fo:font-weight="bold" style:font-weight-asian="bold" style:font-weight-complex="bold"/>
    </style:style>
    <style:style style:name="T90_7" style:family="text">
      <style:text-properties fo:font-size="16pt" style:font-size-asian="16pt" style:font-size-complex="16pt" fo:font-weight="bold" style:font-weight-asian="bold" style:font-weight-complex="bold"/>
    </style:style>
    <style:style style:name="T90_8" style:family="text">
      <style:text-properties fo:font-size="16pt" style:font-size-asian="16pt" style:font-size-complex="16pt" fo:font-weight="bold" style:font-weight-asian="bold" style:font-weight-complex="bold"/>
    </style:style>
    <style:style style:name="T90_9" style:family="text">
      <style:text-properties fo:font-size="16pt" style:font-size-asian="16pt" style:font-size-complex="16pt" fo:font-weight="bold" style:font-weight-asian="bold" style:font-weight-complex="bold"/>
    </style:style>
    <style:style style:name="T90_10" style:family="text">
      <style:text-properties fo:font-size="16pt" style:font-size-asian="16pt" style:font-size-complex="16pt" fo:font-weight="bold" style:font-weight-asian="bold" style:font-weight-complex="bold"/>
    </style:style>
    <style:style style:name="T90_11" style:family="text">
      <style:text-properties fo:font-size="16pt" style:font-size-asian="16pt" style:font-size-complex="16pt" fo:font-weight="bold" style:font-weight-asian="bold" style:font-weight-complex="bold"/>
    </style:style>
    <style:style style:name="T90_12" style:family="text">
      <style:text-properties fo:font-size="16pt" style:font-size-asian="16pt" style:font-size-complex="16pt" fo:font-weight="bold" style:font-weight-asian="bold" style:font-weight-complex="bold"/>
    </style:style>
    <style:style style:name="T90_13" style:family="text">
      <style:text-properties fo:font-size="16pt" style:font-size-asian="16pt" style:font-size-complex="16pt" fo:font-weight="bold" style:font-weight-asian="bold" style:font-weight-complex="bold"/>
    </style:style>
    <style:style style:name="T90_14" style:family="text">
      <style:text-properties fo:font-size="16pt" style:font-size-asian="16pt" style:font-size-complex="16pt" fo:font-weight="bold" style:font-weight-asian="bold" style:font-weight-complex="bold"/>
    </style:style>
    <style:style style:name="T90_15" style:family="text">
      <style:text-properties fo:font-size="16pt" style:font-size-asian="16pt" style:font-size-complex="16pt" fo:font-weight="bold" style:font-weight-asian="bold" style:font-weight-complex="bold"/>
    </style:style>
    <style:style style:name="T90_16" style:family="text">
      <style:text-properties fo:font-size="16pt" style:font-size-asian="16pt" style:font-size-complex="16pt" fo:font-weight="bold" style:font-weight-asian="bold" style:font-weight-complex="bold"/>
    </style:style>
    <style:style style:name="T90_17" style:family="text">
      <style:text-properties fo:font-size="16pt" style:font-size-asian="16pt" style:font-size-complex="16pt" fo:font-weight="bold" style:font-weight-asian="bold" style:font-weight-complex="bold"/>
    </style:style>
    <style:style style:name="T90_18" style:family="text">
      <style:text-properties fo:font-size="16pt" style:font-size-asian="16pt" style:font-size-complex="16pt" fo:font-weight="bold" style:font-weight-asian="bold" style:font-weight-complex="bold"/>
    </style:style>
    <style:style style:name="T90_19" style:family="text">
      <style:text-properties fo:font-size="16pt" style:font-size-asian="16pt" style:font-size-complex="16pt" fo:font-weight="bold" style:font-weight-asian="bold" style:font-weight-complex="bold"/>
    </style:style>
    <style:style style:name="T90_20" style:family="text">
      <style:text-properties fo:font-size="16pt" style:font-size-asian="16pt" style:font-size-complex="16pt" fo:font-weight="bold" style:font-weight-asian="bold" style:font-weight-complex="bold"/>
    </style:style>
    <style:style style:name="T90_21" style:family="text">
      <style:text-properties fo:font-size="16pt" style:font-size-asian="16pt" style:font-size-complex="16pt" fo:font-weight="bold" style:font-weight-asian="bold" style:font-weight-complex="bold"/>
    </style:style>
    <style:style style:name="T90_22" style:family="text">
      <style:text-properties fo:font-size="16pt" style:font-size-asian="16pt" style:font-size-complex="16pt" fo:font-weight="bold" style:font-weight-asian="bold" style:font-weight-complex="bold"/>
    </style:style>
    <style:style style:name="T90_23" style:family="text">
      <style:text-properties fo:font-size="16pt" style:font-size-asian="16pt" style:font-size-complex="16pt" fo:font-weight="bold" style:font-weight-asian="bold" style:font-weight-complex="bold"/>
    </style:style>
    <style:style style:name="T90_24" style:family="text">
      <style:text-properties fo:font-size="16pt" style:font-size-asian="16pt" style:font-size-complex="16pt" fo:font-weight="bold" style:font-weight-asian="bold" style:font-weight-complex="bold"/>
    </style:style>
    <style:style style:name="T90_25" style:family="text">
      <style:text-properties fo:font-size="16pt" style:font-size-asian="16pt" style:font-size-complex="16pt" fo:font-weight="bold" style:font-weight-asian="bold" style:font-weight-complex="bold"/>
    </style:style>
    <style:style style:name="T90_26" style:family="text">
      <style:text-properties fo:font-size="16pt" style:font-size-asian="16pt" style:font-size-complex="16pt" fo:font-weight="bold" style:font-weight-asian="bold" style:font-weight-complex="bold"/>
    </style:style>
    <style:style style:name="T90_27" style:family="text">
      <style:text-properties fo:font-size="16pt" style:font-size-asian="16pt" style:font-size-complex="16pt" fo:font-weight="bold" style:font-weight-asian="bold" style:font-weight-complex="bold"/>
    </style:style>
    <style:style style:name="T90_28" style:family="text">
      <style:text-properties fo:font-size="16pt" style:font-size-asian="16pt" style:font-size-complex="16pt" fo:font-weight="bold" style:font-weight-asian="bold" style:font-weight-complex="bold"/>
    </style:style>
    <style:style style:name="T90_29" style:family="text">
      <style:text-properties fo:font-size="16pt" style:font-size-asian="16pt" style:font-size-complex="16pt" fo:font-weight="bold" style:font-weight-asian="bold" style:font-weight-complex="bold"/>
    </style:style>
    <style:style style:name="T90_30" style:family="text">
      <style:text-properties fo:font-size="16pt" style:font-size-asian="16pt" style:font-size-complex="16pt" fo:font-weight="bold" style:font-weight-asian="bold" style:font-weight-complex="bold"/>
    </style:style>
    <style:style style:name="T90_31" style:family="text">
      <style:text-properties fo:font-size="16pt" style:font-size-asian="16pt" style:font-size-complex="16pt" fo:font-weight="bold" style:font-weight-asian="bold" style:font-weight-complex="bold"/>
    </style:style>
    <style:style style:name="T90_32" style:family="text">
      <style:text-properties fo:font-size="16pt" style:font-size-asian="16pt" style:font-size-complex="16pt" fo:font-weight="bold" style:font-weight-asian="bold" style:font-weight-complex="bold"/>
    </style:style>
    <style:style style:name="T90_33" style:family="text">
      <style:text-properties fo:font-size="16pt" style:font-size-asian="16pt" style:font-size-complex="16pt" fo:font-weight="bold" style:font-weight-asian="bold" style:font-weight-complex="bold"/>
    </style:style>
    <style:style style:name="T90_34" style:family="text">
      <style:text-properties fo:font-size="16pt" style:font-size-asian="16pt" style:font-size-complex="16pt" fo:font-weight="bold" style:font-weight-asian="bold" style:font-weight-complex="bold"/>
    </style:style>
    <style:style style:name="T90_35" style:family="text">
      <style:text-properties fo:font-size="16pt" style:font-size-asian="16pt" style:font-size-complex="16pt" fo:font-weight="bold" style:font-weight-asian="bold" style:font-weight-complex="bold"/>
    </style:style>
    <style:style style:name="T90_36" style:family="text">
      <style:text-properties fo:font-size="16pt" style:font-size-asian="16pt" style:font-size-complex="16pt"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P92" style:family="paragraph" style:parent-style-name="Standard">
      <style:paragraph-properties fo:text-align="justify" fo:break-before="auto" fo:line-height="150%" fo:margin-bottom="0.37cm" style:writing-mode="lr-tb"/>
      <style:text-properties fo:font-size="16pt" style:font-size-asian="16pt" style:font-size-complex="16pt" fo:font-weight="bold" style:font-weight-asian="bold" style:font-weight-complex="bold"/>
    </style:style>
    <style:style style:name="Table2" style:family="table">
      <style:table-properties table:align="left" style:width="17.066cm" fo:margin-left="0.097cm"/>
    </style:style>
    <style:style style:name="Column5" style:family="table-column">
      <style:table-column-properties style:column-width="4.815cm"/>
    </style:style>
    <style:style style:name="Column6" style:family="table-column">
      <style:table-column-properties style:column-width="12.25cm"/>
    </style:style>
    <style:style style:name="Row4" style:family="table-row"/>
    <style:style style:name="Cell13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" style:family="table-row"/>
    <style:style style:name="Cell19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.282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/>
    <style:style style:name="T100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4" style:family="text"/>
    <style:style style:name="T100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6" style:family="text"/>
    <style:style style:name="T100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8" style:family="text"/>
    <style:style style:name="T100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0" style:family="text"/>
    <style:style style:name="T100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2" style:family="text"/>
    <style:style style:name="T100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4" style:family="text"/>
    <style:style style:name="T100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6" style:family="text"/>
    <style:style style:name="T100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18" style:family="text"/>
    <style:style style:name="T100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0" style:family="text"/>
    <style:style style:name="T100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2" style:family="text"/>
    <style:style style:name="T100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4" style:family="text"/>
    <style:style style:name="T100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6" style:family="text"/>
    <style:style style:name="T100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28" style:family="text"/>
    <style:style style:name="T100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0" style:family="text"/>
    <style:style style:name="T100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2" style:family="text"/>
    <style:style style:name="T100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0_34" style:family="text"/>
    <style:style style:name="T100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" style:family="text"/>
    <style:style style:name="T101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4" style:family="text"/>
    <style:style style:name="T101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6" style:family="text"/>
    <style:style style:name="T101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8" style:family="text"/>
    <style:style style:name="T101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0" style:family="text"/>
    <style:style style:name="T101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2" style:family="text"/>
    <style:style style:name="T101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4" style:family="text"/>
    <style:style style:name="T101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6" style:family="text"/>
    <style:style style:name="T101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18" style:family="text"/>
    <style:style style:name="T101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0" style:family="text"/>
    <style:style style:name="T101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2" style:family="text"/>
    <style:style style:name="T101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4" style:family="text"/>
    <style:style style:name="T101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6" style:family="text"/>
    <style:style style:name="T101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28" style:family="text"/>
    <style:style style:name="T101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0" style:family="text"/>
    <style:style style:name="T101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2" style:family="text"/>
    <style:style style:name="T101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4" style:family="text"/>
    <style:style style:name="T101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6" style:family="text"/>
    <style:style style:name="T101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1_38" style:family="text"/>
    <style:style style:name="T101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2e74b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02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4" style:family="paragraph" style:parent-style-name="Standard">
      <style:paragraph-properties fo:text-align="justify" fo:break-before="auto" fo:line-height="150%" fo:margin-bottom="0.37cm" style:writing-mode="lr-tb"/>
    </style:style>
    <style:style style:name="Table3" style:family="table">
      <style:table-properties table:align="left" style:width="13.52cm" fo:margin-left="0.097cm"/>
    </style:style>
    <style:style style:name="Column7" style:family="table-column">
      <style:table-column-properties style:column-width="1.244cm"/>
    </style:style>
    <style:style style:name="Column8" style:family="table-column">
      <style:table-column-properties style:column-width="8.625cm"/>
    </style:style>
    <style:style style:name="Column9" style:family="table-column">
      <style:table-column-properties style:column-width="3.651cm"/>
    </style:style>
    <style:style style:name="Row8" style:family="table-row"/>
    <style:style style:name="Cell21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center" fo:break-before="auto" fo:text-indent="0cm" fo:line-height="150%" fo:margin-top="0cm" fo:margin-bottom="0.282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3" style:family="table-cell">
      <style:table-cell-properties fo:background-color="#c0c0c0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50%" fo:margin-top="0cm" fo:margin-bottom="0.282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justify" fo:break-before="auto" fo:line-height="150%" fo:margin-bottom="0.37cm" style:writing-mode="lr-tb"/>
    </style:style>
    <style:style style:name="P118" style:family="paragraph" style:parent-style-name="Standard">
      <style:paragraph-properties fo:text-align="justify" fo:break-before="auto" fo:line-height="150%" style:writing-mode="lr-tb"/>
      <style:text-properties fo:font-weight="bold" style:font-weight-asian="bold" style:font-weight-complex="bold"/>
    </style:style>
    <style:style style:name="P119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19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19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20" style:family="paragraph" style:parent-style-name="Standard">
      <style:paragraph-properties fo:text-align="justify" fo:break-before="auto" fo:line-height="115%" fo:border-bottom="#808080 0.053cm solid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P121" style:family="paragraph" style:parent-style-name="Standard">
      <style:paragraph-properties fo:break-before="auto" fo:line-height="107%" style:writing-mode="lr-tb"/>
    </style:style>
    <style:style style:name="P122" style:family="paragraph" style:parent-style-name="Standard">
      <style:paragraph-properties fo:break-before="auto" fo:line-height="107%" style:writing-mode="lr-tb"/>
    </style:style>
    <style:style style:name="P123" style:family="paragraph" style:parent-style-name="Standard">
      <style:paragraph-properties fo:break-before="auto" fo:line-height="115%" fo:border-bottom="#808080 0.053cm solid" fo:margin-bottom="0cm" style:writing-mode="lr-tb"/>
    </style:style>
    <style:style style:name="P124" style:family="paragraph" style:parent-style-name="Standard">
      <style:paragraph-properties fo:break-before="auto" fo:line-height="107%" style:writing-mode="lr-tb"/>
    </style:style>
    <style:style style:name="P125" style:family="paragraph" style:parent-style-name="Standard">
      <style:paragraph-properties fo:break-before="auto" fo:line-height="107%" fo:border-bottom="#808080 0.053cm solid" style:writing-mode="lr-tb"/>
    </style:style>
    <style:style style:name="P126" style:family="paragraph" style:parent-style-name="Standard">
      <style:paragraph-properties fo:break-before="auto" fo:line-height="107%" style:writing-mode="lr-tb"/>
    </style:style>
    <style:style style:name="P127" style:family="paragraph" style:parent-style-name="Standard">
      <style:paragraph-properties fo:break-before="auto" fo:line-height="107%" style:writing-mode="lr-tb"/>
    </style:style>
    <style:style style:name="P128" style:family="paragraph" style:parent-style-name="Standard">
      <style:paragraph-properties fo:text-align="justify" fo:break-before="auto" fo:line-height="150%" fo:margin-bottom="0.37cm" style:writing-mode="lr-tb"/>
    </style:style>
    <style:style style:name="P129" style:family="paragraph" style:parent-style-name="Standard">
      <style:paragraph-properties fo:text-align="justify" fo:break-before="auto" fo:line-height="150%" fo:margin-bottom="0.37cm" style:writing-mode="lr-tb"/>
    </style:style>
    <style:style style:name="P130" style:family="paragraph" style:parent-style-name="Standard">
      <style:paragraph-properties fo:text-align="justify" fo:break-before="auto" fo:line-height="150%" fo:margin-bottom="0.37cm" style:writing-mode="lr-tb"/>
    </style:style>
    <style:style style:name="Table4" style:family="table">
      <style:table-properties table:align="left" style:width="16.986cm" fo:margin-left="0.106cm"/>
    </style:style>
    <style:style style:name="Column10" style:family="table-column">
      <style:table-column-properties style:column-width="1.111cm"/>
    </style:style>
    <style:style style:name="Column11" style:family="table-column">
      <style:table-column-properties style:column-width="7.99cm"/>
    </style:style>
    <style:style style:name="Column12" style:family="table-column">
      <style:table-column-properties style:column-width="3.651cm"/>
    </style:style>
    <style:style style:name="Column13" style:family="table-column">
      <style:table-column-properties style:column-width="4.233cm"/>
    </style:style>
    <style:style style:name="Row12" style:family="table-row"/>
    <style:style style:name="Cell33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1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5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6" style:family="table-cell">
      <style:table-cell-properties fo:background-color="#c0c0c0"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4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3" style:family="table-row"/>
    <style:style style:name="Cell3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6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4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5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break-before="auto" fo:line-height="115%" fo:margin-bottom="0cm" style:writing-mode="lr-tb"/>
    </style:style>
    <style:style style:name="P144" style:family="paragraph" style:parent-style-name="Standard">
      <style:paragraph-properties fo:text-align="justify" fo:break-before="auto" fo:line-height="150%" style:writing-mode="lr-tb"/>
      <style:text-properties fo:background-color="#c0c0c0" fo:font-weight="bold" style:font-weight-asian="bold" style:font-weight-complex="bold"/>
    </style:style>
    <style:style style:name="P145" style:family="paragraph" style:parent-style-name="Heading_20_1">
      <style:paragraph-properties fo:text-align="justify" fo:break-before="auto" fo:line-height="115%" fo:margin-top="0.847cm" fo:margin-bottom="0.212cm" style:writing-mode="lr-tb"/>
    </style:style>
    <style:style style:name="T145_1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45_2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45_3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T145_4" style:family="text">
      <style:text-properties fo:color="#000000" fo:font-size="18pt" style:font-size-asian="18pt" style:font-size-complex="18pt" fo:font-weight="bold" style:font-weight-asian="bold" style:font-weight-complex="bold"/>
    </style:style>
    <style:style style:name="P146" style:family="paragraph" style:parent-style-name="Standard">
      <style:paragraph-properties fo:text-align="justify" fo:break-before="auto" fo:line-height="115%" fo:margin-bottom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text-align="justify" fo:break-before="auto" fo:line-height="150%" fo:margin-bottom="0.37cm" style:writing-mode="lr-tb"/>
    </style:style>
    <style:style style:name="P148" style:family="paragraph" style:parent-style-name="Standard">
      <style:paragraph-properties fo:text-align="justify" fo:break-before="auto" fo:line-height="150%" fo:margin-bottom="0.37cm" style:writing-mode="lr-tb"/>
    </style:style>
    <style:style style:name="Table5" style:family="table">
      <style:table-properties table:align="left" style:width="16.166cm" fo:margin-left="0.106cm"/>
    </style:style>
    <style:style style:name="Column14" style:family="table-column">
      <style:table-column-properties style:column-width="1.111cm"/>
    </style:style>
    <style:style style:name="Column15" style:family="table-column">
      <style:table-column-properties style:column-width="15.055cm"/>
    </style:style>
    <style:style style:name="Row15" style:family="table-row"/>
    <style:style style:name="Cell45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9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6" style:family="table-cell">
      <style:table-cell-properties fo:background-color="#c0c0c0"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0_1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0_2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0_3" style:family="text">
      <style:text-properties fo:background-color="#c0c0c0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47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06cm" fo:border-top="#000000 0.035cm solid" fo:padding-bottom="0.106cm" fo:border-bottom="#000000 0.035cm solid" fo:padding-left="0.106cm" fo:border-left="#000000 0.035cm solid" fo:padding-right="0.106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fo:line-height="115%" fo:margin-bottom="0cm" style:writing-mode="lr-tb"/>
    </style:style>
    <style:style style:name="P156" style:family="paragraph" style:parent-style-name="Standard">
      <style:paragraph-properties fo:text-align="justify" fo:break-before="auto" fo:line-height="115%" fo:margin-bottom="0cm" style:writing-mode="lr-tb"/>
      <style:text-properties fo:background-color="#c0c0c0" fo:font-weight="bold" style:font-weight-asian="bold" style:font-weight-complex="bold"/>
    </style:style>
    <style:style style:name="P157" style:family="paragraph" style:parent-style-name="Standard">
      <style:paragraph-properties fo:text-align="justify" fo:break-before="auto" fo:line-height="150%" fo:margin-bottom="0.37cm" style:writing-mode="lr-tb"/>
      <style:text-properties fo:background-color="#c0c0c0" fo:font-weight="bold" style:font-weight-asian="bold" style:font-weight-complex="bold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TEMPL</text:span><text:span text:style-name="T13_4">_</text:span><text:span text:style-name="T13_5">RelatorioDeExecucao</text:span><text:span text:style-name="T13_6">CheckListConsist</text:span><text:span text:style-name="T13_7">e</text:span><text:span text:style-name="T13_8">ncia</text:span></text:p>
      <text:p text:style-name="P14"><text:span text:style-name="T14_1">Versão</text:span><text:span text:style-name="T14_2"><text:s/></text:span><text:span text:style-name="T14_3">1.0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2_1">Histórico</text:span><text:span text:style-name="T22_2"><text:s/></text:span><text:span text:style-name="T22_3">de</text:span><text:span text:style-name="T22_4"><text:s/></text:span><text:span text:style-name="T22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3"><text:span text:style-name="T23_1">Nome</text:span></text:p>
          </table:table-cell>
          <table:table-cell table:style-name="Cell2">
            <text:p text:style-name="P24"><text:span text:style-name="T24_1">Alterações</text:span></text:p>
          </table:table-cell>
          <table:table-cell table:style-name="Cell3">
            <text:p text:style-name="P25"><text:span text:style-name="T25_1">Data</text:span></text:p>
          </table:table-cell>
          <table:table-cell table:style-name="Cell4">
            <text:p text:style-name="P26"><text:span text:style-name="T26_1">Versão</text:span></text:p>
          </table:table-cell>
        </table:table-row>
        <table:table-row table:style-name="Row2">
          <table:table-cell table:style-name="Cell5">
            <text:p text:style-name="P27"><text:span text:style-name="T27_1">Andressa</text:span></text:p>
          </table:table-cell>
          <table:table-cell table:style-name="Cell6">
            <text:p text:style-name="P28"><text:span text:style-name="T28_1">Criação</text:span><text:span text:style-name="T28_2"><text:s/></text:span><text:span text:style-name="T28_3">do</text:span><text:span text:style-name="T28_4"><text:s/></text:span><text:span text:style-name="T28_5">Documento</text:span></text:p>
          </table:table-cell>
          <table:table-cell table:style-name="Cell7">
            <text:p text:style-name="P29"><text:span text:style-name="T29_1">09</text:span><text:span text:style-name="T29_2">/</text:span><text:span text:style-name="T29_3">01</text:span><text:span text:style-name="T29_4">/201</text:span><text:span text:style-name="T29_5">3</text:span></text:p>
          </table:table-cell>
          <table:table-cell table:style-name="Cell8">
            <text:p text:style-name="P30"><text:span text:style-name="T30_1">0.1</text:span></text:p>
          </table:table-cell>
        </table:table-row>
        <table:table-row table:style-name="Row3">
          <table:table-cell table:style-name="Cell9">
            <text:p text:style-name="P31"><text:span text:style-name="T31_1">Andressa</text:span></text:p>
          </table:table-cell>
          <table:table-cell table:style-name="Cell10">
            <text:p text:style-name="P32"><text:span text:style-name="T32_1">Conclusão</text:span><text:span text:style-name="T32_2"><text:s/></text:span><text:span text:style-name="T32_3">do</text:span><text:span text:style-name="T32_4"><text:s/></text:span><text:span text:style-name="T32_5">Documento</text:span></text:p>
          </table:table-cell>
          <table:table-cell table:style-name="Cell11">
            <text:p text:style-name="P33"><text:span text:style-name="T33_1">11/01/2013</text:span></text:p>
          </table:table-cell>
          <table:table-cell table:style-name="Cell12">
            <text:p text:style-name="P34"><text:span text:style-name="T34_1">1.0</text:span></text:p>
          </table:table-cell>
        </table:table-row>
      </table:table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5_1">Sumuario</text:span><text:span text:style-name="T55_2"><text:s/></text:span></text:p>
      <text:p text:style-name="P56"><text:span text:style-name="T56_1">1-<text:s/></text:span><text:span text:style-name="T56_2">Introdução</text:span><text:span text:style-name="T56_3"><text:s/></text:span><text:span text:style-name="T56_4">do</text:span><text:span text:style-name="T56_5"><text:s/></text:span><text:span text:style-name="T56_6">documento</text:span></text:p>
      <text:p text:style-name="P57"><text:span text:style-name="T57_1">2-<text:s/></text:span><text:span text:style-name="T57_2">Templete</text:span><text:span text:style-name="T57_3"><text:s/></text:span><text:span text:style-name="T57_4">de</text:span><text:span text:style-name="T57_5"><text:s/></text:span><text:span text:style-name="T57_6">Execução</text:span><text:span text:style-name="T57_7"><text:s/></text:span><text:span text:style-name="T57_8">do</text:span><text:span text:style-name="T57_9"><text:s/></text:span><text:span text:style-name="T57_10">checklist</text:span><text:span text:style-name="T57_11"><text:s/></text:span><text:span text:style-name="T57_12">da</text:span><text:span text:style-name="T57_13"><text:s/></text:span><text:span text:style-name="T57_14">consistencia</text:span><text:span text:style-name="T57_15"><text:s/></text:span><text:span text:style-name="T57_16">do</text:span><text:span text:style-name="T57_17"><text:s/></text:span><text:span text:style-name="T57_18">produto</text:span></text:p>
      <text:p text:style-name="P58"><text:span text:style-name="T58_1">2.1-<text:s/></text:span><text:span text:style-name="T58_2">Observações</text:span><text:span text:style-name="T58_3"><text:s/></text:span><text:span text:style-name="T58_4">Relevantes</text:span><text:span text:style-name="T58_5"><text:s/></text:span><text:span text:style-name="T58_6">do</text:span><text:span text:style-name="T58_7"><text:s/></text:span><text:span text:style-name="T58_8">Produto</text:span></text:p>
      <text:p text:style-name="P59"><text:span text:style-name="T59_1">2.2-<text:s/></text:span><text:span text:style-name="T59_2">Ações</text:span><text:span text:style-name="T59_3"><text:s/></text:span><text:span text:style-name="T59_4">Corretivas</text:span><text:span text:style-name="T59_5"><text:s/></text:span><text:span text:style-name="T59_6">ao</text:span><text:span text:style-name="T59_7"><text:s/></text:span><text:span text:style-name="T59_8">Produto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h text:style-name="P86" text:outline-level="10"><text:span text:style-name="T86_1">1<text:s/></text:span><text:span text:style-name="T86_2">Relatorio</text:span><text:span text:style-name="T86_3"><text:s/></text:span><text:span text:style-name="T86_4">de</text:span><text:span text:style-name="T86_5"><text:s/></text:span><text:span text:style-name="T86_6">Execução</text:span><text:span text:style-name="T86_7"><text:s/></text:span><text:span text:style-name="T86_8">do</text:span><text:span text:style-name="T86_9"><text:s/></text:span><text:span text:style-name="T86_10">CheckList</text:span><text:span text:style-name="T86_11"><text:s/></text:span><text:span text:style-name="T86_12">de</text:span><text:span text:style-name="T86_13"><text:s/></text:span><text:span text:style-name="T86_14">Avaliação</text:span><text:span text:style-name="T86_15"><text:s/></text:span><text:span text:style-name="T86_16">de</text:span><text:span text:style-name="T86_17"><text:s/></text:span><text:span text:style-name="T86_18">Consistência</text:span><text:span text:style-name="T86_19"><text:s/></text:span><text:span text:style-name="T86_20">para</text:span><text:span text:style-name="T86_21"><text:s/></text:span><text:span text:style-name="T86_22">com</text:span><text:span text:style-name="T86_23"><text:s/></text:span><text:span text:style-name="T86_24">Requisitos</text:span><text:span text:style-name="T86_25"><text:s/></text:span><text:span text:style-name="T86_26">e</text:span><text:span text:style-name="T86_27"><text:s/></text:span><text:span text:style-name="T86_28">demais</text:span><text:span text:style-name="T86_29"><text:s/></text:span><text:span text:style-name="T86_30">Produtos</text:span><text:span text:style-name="T86_31"><text:s/></text:span><text:span text:style-name="T86_32">de</text:span><text:span text:style-name="T86_33"><text:s/></text:span><text:span text:style-name="T86_34">Trabalho</text:span></text:h>
      <text:p text:style-name="P87"><text:span text:style-name="T87_1"><text:tab/></text:span></text:p>
      <text:p text:style-name="P88"><text:span text:style-name="T88_1"><text:tab/></text:span><text:span text:style-name="T88_2">Este</text:span><text:span text:style-name="T88_3"><text:s/></text:span><text:span text:style-name="T88_4">Relatorio</text:span><text:span text:style-name="T88_5"><text:s/></text:span><text:span text:style-name="T88_6">de</text:span><text:span text:style-name="T88_7"><text:s/></text:span><text:span text:style-name="T88_8">execução</text:span><text:span text:style-name="T88_9"><text:s/></text:span><text:span text:style-name="T88_10">da</text:span><text:span text:style-name="T88_11"><text:s/></text:span><text:span text:style-name="T88_12">avaliação</text:span><text:span text:style-name="T88_13"><text:s/></text:span><text:span text:style-name="T88_14">de</text:span><text:span text:style-name="T88_15"><text:s/></text:span><text:span text:style-name="T88_16">consistência</text:span><text:span text:style-name="T88_17"><text:s/></text:span><text:span text:style-name="T88_18">para</text:span><text:span text:style-name="T88_19"><text:s/></text:span><text:span text:style-name="T88_20">com</text:span><text:span text:style-name="T88_21"><text:s/></text:span><text:span text:style-name="T88_22">requisitos</text:span><text:span text:style-name="T88_23"><text:s/></text:span><text:span text:style-name="T88_24">e</text:span><text:span text:style-name="T88_25"><text:s/></text:span><text:span text:style-name="T88_26">demais</text:span><text:span text:style-name="T88_27"><text:s/></text:span><text:span text:style-name="T88_28">produtos</text:span><text:span text:style-name="T88_29"><text:s/></text:span><text:span text:style-name="T88_30">de</text:span><text:span text:style-name="T88_31"><text:s/></text:span><text:span text:style-name="T88_32">trabalho</text:span><text:span text:style-name="T88_33"><text:s/></text:span><text:span text:style-name="T88_34">tem</text:span><text:span text:style-name="T88_35"><text:s/></text:span><text:span text:style-name="T88_36">por</text:span><text:span text:style-name="T88_37"><text:s/></text:span><text:span text:style-name="T88_38">objetivo</text:span><text:span text:style-name="T88_39"><text:s/></text:span><text:span text:style-name="T88_40">de</text:span><text:span text:style-name="T88_41"><text:s/></text:span><text:span text:style-name="T88_42">ajudar</text:span><text:span text:style-name="T88_43"><text:s/></text:span><text:span text:style-name="T88_44">a</text:span><text:span text:style-name="T88_45"><text:s/></text:span><text:span text:style-name="T88_46">identificar</text:span><text:span text:style-name="T88_47"><text:s text:c="2"/></text:span><text:span text:style-name="T88_48">artefatos</text:span><text:span text:style-name="T88_49"><text:s/></text:span><text:span text:style-name="T88_50">gerados</text:span><text:span text:style-name="T88_51"><text:s/></text:span><text:span text:style-name="T88_52">para</text:span><text:span text:style-name="T88_53"><text:s/></text:span><text:span text:style-name="T88_54">melh</text:span><text:span text:style-name="T88_55">or</text:span><text:span text:style-name="T88_56"><text:s/></text:span><text:span text:style-name="T88_57">visualição</text:span><text:span text:style-name="T88_58"><text:s/></text:span><text:span text:style-name="T88_59">dos</text:span><text:span text:style-name="T88_60"><text:s/></text:span><text:span text:style-name="T88_61">artefatos</text:span><text:span text:style-name="T88_62">.<text:s/></text:span><text:span text:style-name="T88_63">Portanto</text:span><text:span text:style-name="T88_64">,<text:s/></text:span><text:span text:style-name="T88_65">pode</text:span><text:span text:style-name="T88_66"><text:s/></text:span><text:span text:style-name="T88_67">ser</text:span><text:span text:style-name="T88_68"><text:s/></text:span><text:span text:style-name="T88_69">aplicado</text:span><text:span text:style-name="T88_70"><text:s/></text:span><text:span text:style-name="T88_71">a</text:span><text:span text:style-name="T88_72"><text:s/></text:span><text:span text:style-name="T88_73">qualquer</text:span><text:span text:style-name="T88_74"><text:s/></text:span><text:span text:style-name="T88_75">execução</text:span><text:span text:style-name="T88_76"><text:s/></text:span><text:span text:style-name="T88_77">do</text:span><text:span text:style-name="T88_78"><text:s/></text:span><text:span text:style-name="T88_79">checklist</text:span><text:span text:style-name="T88_80"><text:s/></text:span><text:span text:style-name="T88_81">do</text:span><text:span text:style-name="T88_82"><text:s/></text:span><text:span text:style-name="T88_83">produto</text:span><text:span text:style-name="T88_84"><text:s/></text:span><text:span text:style-name="T88_85">de</text:span><text:span text:style-name="T88_86"><text:s/></text:span><text:span text:style-name="T88_87">trabalho</text:span><text:span text:style-name="T88_88"><text:s/></text:span><text:span text:style-name="T88_89">como</text:span><text:span text:style-name="T88_90"><text:s/></text:span><text:span text:style-name="T88_91">um</text:span><text:span text:style-name="T88_92"><text:s/></text:span><text:span text:style-name="T88_93">todo</text:span><text:span text:style-name="T88_94"><text:s/></text:span><text:span text:style-name="T88_95">e</text:span><text:span text:style-name="T88_96">,<text:s/></text:span><text:span text:style-name="T88_97">não</text:span><text:span text:style-name="T88_98"><text:s/></text:span><text:span text:style-name="T88_99">obstante</text:span><text:span text:style-name="T88_100">,<text:s/></text:span><text:span text:style-name="T88_101">relacionado</text:span><text:span text:style-name="T88_102"><text:s/></text:span><text:span text:style-name="T88_103">com</text:span><text:span text:style-name="T88_104"><text:s/></text:span><text:span text:style-name="T88_105">qualquer</text:span><text:span text:style-name="T88_106"><text:s/></text:span><text:span text:style-name="T88_107">outro</text:span><text:span text:style-name="T88_108">,<text:s/></text:span><text:span text:style-name="T88_109">principalmente</text:span><text:span text:style-name="T88_110"><text:s/></text:span><text:span text:style-name="T88_111">os</text:span><text:span text:style-name="T88_112"><text:s/></text:span><text:span text:style-name="T88_113">requisitos</text:span><text:span text:style-name="T88_114">.<text:s/></text:span></text:p>
      <text:p text:style-name="P89"/>
      <text:p text:style-name="P90"><text:span text:style-name="T90_1">2<text:s/></text:span><text:span text:style-name="T90_2">Template</text:span><text:span text:style-name="T90_3"><text:s/></text:span><text:span text:style-name="T90_4">Relatorio</text:span><text:span text:style-name="T90_5"><text:s/></text:span><text:span text:style-name="T90_6">de</text:span><text:span text:style-name="T90_7"><text:s/></text:span><text:span text:style-name="T90_8">Execução</text:span><text:span text:style-name="T90_9"><text:s/></text:span><text:span text:style-name="T90_10">do</text:span><text:span text:style-name="T90_11"><text:s/></text:span><text:span text:style-name="T90_12">CheckList</text:span><text:span text:style-name="T90_13"><text:s/></text:span><text:span text:style-name="T90_14">de</text:span><text:span text:style-name="T90_15"><text:s/></text:span><text:span text:style-name="T90_16">Avaliação</text:span><text:span text:style-name="T90_17"><text:s/></text:span><text:span text:style-name="T90_18">de</text:span><text:span text:style-name="T90_19"><text:s/></text:span><text:span text:style-name="T90_20">Consistência</text:span><text:span text:style-name="T90_21"><text:s/></text:span><text:span text:style-name="T90_22">para</text:span><text:span text:style-name="T90_23"><text:s/></text:span><text:span text:style-name="T90_24">com</text:span><text:span text:style-name="T90_25"><text:s/></text:span><text:span text:style-name="T90_26">Requisitos</text:span><text:span text:style-name="T90_27"><text:s/></text:span><text:span text:style-name="T90_28">e</text:span><text:span text:style-name="T90_29"><text:s/></text:span><text:span text:style-name="T90_30">demais</text:span><text:span text:style-name="T90_31"><text:s/></text:span><text:span text:style-name="T90_32">Produtos</text:span><text:span text:style-name="T90_33"><text:s/></text:span><text:span text:style-name="T90_34">de</text:span><text:span text:style-name="T90_35"><text:s/></text:span><text:span text:style-name="T90_36">Trabalho</text:span></text:p>
      <text:p text:style-name="P91"/>
      <text:p text:style-name="P92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93"><text:span text:style-name="T93_1">DADOS</text:span><text:span text:style-name="T93_2"><text:s/></text:span><text:span text:style-name="T93_3">GERAIS</text:span></text:p>
          </table:table-cell>
          <table:table-cell table:style-name="Cell14">
            <text:p text:style-name="P94"/>
          </table:table-cell>
        </table:table-row>
        <table:table-row table:style-name="Row5">
          <table:table-cell table:style-name="Cell15">
            <text:p text:style-name="P95"><text:span text:style-name="T95_1">Nome</text:span><text:span text:style-name="T95_2"><text:s/></text:span><text:span text:style-name="T95_3">do</text:span><text:span text:style-name="T95_4"><text:s/></text:span><text:span text:style-name="T95_5">Inspetor</text:span><text:span text:style-name="T95_6">:</text:span></text:p>
          </table:table-cell>
          <table:table-cell table:style-name="Cell16">
            <text:p text:style-name="P96"><text:span text:style-name="T96_1">EXPEDITO</text:span></text:p>
          </table:table-cell>
        </table:table-row>
        <table:table-row table:style-name="Row6">
          <table:table-cell table:style-name="Cell17">
            <text:p text:style-name="P97"><text:span text:style-name="T97_1">Item</text:span><text:span text:style-name="T97_2"><text:s/></text:span><text:span text:style-name="T97_3">Verificado</text:span><text:span text:style-name="T97_4">:</text:span></text:p>
          </table:table-cell>
          <table:table-cell table:style-name="Cell18">
            <text:p text:style-name="P98"><text:span text:style-name="T98_1">PROTOTIPOS</text:span></text:p>
          </table:table-cell>
        </table:table-row>
        <table:table-row table:style-name="Row7">
          <table:table-cell table:style-name="Cell19">
            <text:p text:style-name="P99"><text:span text:style-name="T99_1">CheckList</text:span><text:span text:style-name="T99_2"><text:s/></text:span><text:span text:style-name="T99_3">Executado</text:span><text:span text:style-name="T99_4">:</text:span></text:p>
          </table:table-cell>
          <table:table-cell table:style-name="Cell20">
            <text:p text:style-name="P100"><text:span text:style-name="T100_1">-&gt;</text:span><text:span text:style-name="T100_2"><text:a xlink:type="simple" xlink:href="https://docs.google.com/file/d/0B_AKKxuLdRfmNlNENnhhYjdPNkE/edit"><text:span text:style-name="T100_3">https</text:span></text:a></text:span><text:span text:style-name="T100_4"><text:a xlink:type="simple" xlink:href="https://docs.google.com/file/d/0B_AKKxuLdRfmNlNENnhhYjdPNkE/edit"><text:span text:style-name="T100_5">://</text:span></text:a></text:span><text:span text:style-name="T100_6"><text:a xlink:type="simple" xlink:href="https://docs.google.com/file/d/0B_AKKxuLdRfmNlNENnhhYjdPNkE/edit"><text:span text:style-name="T100_7">docs</text:span></text:a></text:span><text:span text:style-name="T100_8"><text:a xlink:type="simple" xlink:href="https://docs.google.com/file/d/0B_AKKxuLdRfmNlNENnhhYjdPNkE/edit"><text:span text:style-name="T100_9">.</text:span></text:a></text:span><text:span text:style-name="T100_10"><text:a xlink:type="simple" xlink:href="https://docs.google.com/file/d/0B_AKKxuLdRfmNlNENnhhYjdPNkE/edit"><text:span text:style-name="T100_11">google</text:span></text:a></text:span><text:span text:style-name="T100_12"><text:a xlink:type="simple" xlink:href="https://docs.google.com/file/d/0B_AKKxuLdRfmNlNENnhhYjdPNkE/edit"><text:span text:style-name="T100_13">.</text:span></text:a></text:span><text:span text:style-name="T100_14"><text:a xlink:type="simple" xlink:href="https://docs.google.com/file/d/0B_AKKxuLdRfmNlNENnhhYjdPNkE/edit"><text:span text:style-name="T100_15">com</text:span></text:a></text:span><text:span text:style-name="T100_16"><text:a xlink:type="simple" xlink:href="https://docs.google.com/file/d/0B_AKKxuLdRfmNlNENnhhYjdPNkE/edit"><text:span text:style-name="T100_17">/</text:span></text:a></text:span><text:span text:style-name="T100_18"><text:a xlink:type="simple" xlink:href="https://docs.google.com/file/d/0B_AKKxuLdRfmNlNENnhhYjdPNkE/edit"><text:span text:style-name="T100_19">file</text:span></text:a></text:span><text:span text:style-name="T100_20"><text:a xlink:type="simple" xlink:href="https://docs.google.com/file/d/0B_AKKxuLdRfmNlNENnhhYjdPNkE/edit"><text:span text:style-name="T100_21">/</text:span></text:a></text:span><text:span text:style-name="T100_22"><text:a xlink:type="simple" xlink:href="https://docs.google.com/file/d/0B_AKKxuLdRfmNlNENnhhYjdPNkE/edit"><text:span text:style-name="T100_23">d</text:span></text:a></text:span><text:span text:style-name="T100_24"><text:a xlink:type="simple" xlink:href="https://docs.google.com/file/d/0B_AKKxuLdRfmNlNENnhhYjdPNkE/edit"><text:span text:style-name="T100_25">/0</text:span></text:a></text:span><text:span text:style-name="T100_26"><text:a xlink:type="simple" xlink:href="https://docs.google.com/file/d/0B_AKKxuLdRfmNlNENnhhYjdPNkE/edit"><text:span text:style-name="T100_27">B</text:span></text:a></text:span><text:span text:style-name="T100_28"><text:a xlink:type="simple" xlink:href="https://docs.google.com/file/d/0B_AKKxuLdRfmNlNENnhhYjdPNkE/edit"><text:span text:style-name="T100_29">_</text:span></text:a></text:span><text:span text:style-name="T100_30"><text:a xlink:type="simple" xlink:href="https://docs.google.com/file/d/0B_AKKxuLdRfmNlNENnhhYjdPNkE/edit"><text:span text:style-name="T100_31">AKKxuLdRfmNlNENnhhYjdPNkE</text:span></text:a></text:span><text:span text:style-name="T100_32"><text:a xlink:type="simple" xlink:href="https://docs.google.com/file/d/0B_AKKxuLdRfmNlNENnhhYjdPNkE/edit"><text:span text:style-name="T100_33">/</text:span></text:a></text:span><text:span text:style-name="T100_34"><text:a xlink:type="simple" xlink:href="https://docs.google.com/file/d/0B_AKKxuLdRfmNlNENnhhYjdPNkE/edit"><text:span text:style-name="T100_35">edit</text:span></text:a></text:span></text:p>
            <text:p text:style-name="P101"><text:span text:style-name="T101_1">-&gt;</text:span><text:span text:style-name="T101_2"><text:a xlink:type="simple" xlink:href="https://docs.google.com/file/d/0B_AKKxuLdRfmSzViWlVzVFZ4ckk/edit"><text:span text:style-name="T101_3">https</text:span></text:a></text:span><text:span text:style-name="T101_4"><text:a xlink:type="simple" xlink:href="https://docs.google.com/file/d/0B_AKKxuLdRfmSzViWlVzVFZ4ckk/edit"><text:span text:style-name="T101_5">://</text:span></text:a></text:span><text:span text:style-name="T101_6"><text:a xlink:type="simple" xlink:href="https://docs.google.com/file/d/0B_AKKxuLdRfmSzViWlVzVFZ4ckk/edit"><text:span text:style-name="T101_7">docs</text:span></text:a></text:span><text:span text:style-name="T101_8"><text:a xlink:type="simple" xlink:href="https://docs.google.com/file/d/0B_AKKxuLdRfmSzViWlVzVFZ4ckk/edit"><text:span text:style-name="T101_9">.</text:span></text:a></text:span><text:span text:style-name="T101_10"><text:a xlink:type="simple" xlink:href="https://docs.google.com/file/d/0B_AKKxuLdRfmSzViWlVzVFZ4ckk/edit"><text:span text:style-name="T101_11">google</text:span></text:a></text:span><text:span text:style-name="T101_12"><text:a xlink:type="simple" xlink:href="https://docs.google.com/file/d/0B_AKKxuLdRfmSzViWlVzVFZ4ckk/edit"><text:span text:style-name="T101_13">.</text:span></text:a></text:span><text:span text:style-name="T101_14"><text:a xlink:type="simple" xlink:href="https://docs.google.com/file/d/0B_AKKxuLdRfmSzViWlVzVFZ4ckk/edit"><text:span text:style-name="T101_15">com</text:span></text:a></text:span><text:span text:style-name="T101_16"><text:a xlink:type="simple" xlink:href="https://docs.google.com/file/d/0B_AKKxuLdRfmSzViWlVzVFZ4ckk/edit"><text:span text:style-name="T101_17">/</text:span></text:a></text:span><text:span text:style-name="T101_18"><text:a xlink:type="simple" xlink:href="https://docs.google.com/file/d/0B_AKKxuLdRfmSzViWlVzVFZ4ckk/edit"><text:span text:style-name="T101_19">file</text:span></text:a></text:span><text:span text:style-name="T101_20"><text:a xlink:type="simple" xlink:href="https://docs.google.com/file/d/0B_AKKxuLdRfmSzViWlVzVFZ4ckk/edit"><text:span text:style-name="T101_21">/</text:span></text:a></text:span><text:span text:style-name="T101_22"><text:a xlink:type="simple" xlink:href="https://docs.google.com/file/d/0B_AKKxuLdRfmSzViWlVzVFZ4ckk/edit"><text:span text:style-name="T101_23">d</text:span></text:a></text:span><text:span text:style-name="T101_24"><text:a xlink:type="simple" xlink:href="https://docs.google.com/file/d/0B_AKKxuLdRfmSzViWlVzVFZ4ckk/edit"><text:span text:style-name="T101_25">/0</text:span></text:a></text:span><text:span text:style-name="T101_26"><text:a xlink:type="simple" xlink:href="https://docs.google.com/file/d/0B_AKKxuLdRfmSzViWlVzVFZ4ckk/edit"><text:span text:style-name="T101_27">B</text:span></text:a></text:span><text:span text:style-name="T101_28"><text:a xlink:type="simple" xlink:href="https://docs.google.com/file/d/0B_AKKxuLdRfmSzViWlVzVFZ4ckk/edit"><text:span text:style-name="T101_29">_</text:span></text:a></text:span><text:span text:style-name="T101_30"><text:a xlink:type="simple" xlink:href="https://docs.google.com/file/d/0B_AKKxuLdRfmSzViWlVzVFZ4ckk/edit"><text:span text:style-name="T101_31">AKKxuLdRfmSzViWlVzVFZ</text:span></text:a></text:span><text:span text:style-name="T101_32"><text:a xlink:type="simple" xlink:href="https://docs.google.com/file/d/0B_AKKxuLdRfmSzViWlVzVFZ4ckk/edit"><text:span text:style-name="T101_33">4</text:span></text:a></text:span><text:span text:style-name="T101_34"><text:a xlink:type="simple" xlink:href="https://docs.google.com/file/d/0B_AKKxuLdRfmSzViWlVzVFZ4ckk/edit"><text:span text:style-name="T101_35">ckk</text:span></text:a></text:span><text:span text:style-name="T101_36"><text:a xlink:type="simple" xlink:href="https://docs.google.com/file/d/0B_AKKxuLdRfmSzViWlVzVFZ4ckk/edit"><text:span text:style-name="T101_37">/</text:span></text:a></text:span><text:span text:style-name="T101_38"><text:a xlink:type="simple" xlink:href="https://docs.google.com/file/d/0B_AKKxuLdRfmSzViWlVzVFZ4ckk/edit"><text:span text:style-name="T101_39">edit</text:span></text:a></text:span></text:p>
            <text:p text:style-name="P102"><text:span text:style-name="T102_1">-&gt;</text:span><text:span text:style-name="T102_2">https</text:span><text:span text:style-name="T102_3">://</text:span><text:span text:style-name="T102_4">docs</text:span><text:span text:style-name="T102_5">.</text:span><text:span text:style-name="T102_6">google</text:span><text:span text:style-name="T102_7">.</text:span><text:span text:style-name="T102_8">com</text:span><text:span text:style-name="T102_9">/</text:span><text:span text:style-name="T102_10">file</text:span><text:span text:style-name="T102_11">/</text:span><text:span text:style-name="T102_12">d</text:span><text:span text:style-name="T102_13">/0</text:span><text:span text:style-name="T102_14">B</text:span><text:span text:style-name="T102_15">_</text:span><text:span text:style-name="T102_16">AKKxuLdRfmaTJ</text:span><text:span text:style-name="T102_17">2</text:span><text:span text:style-name="T102_18">Mm</text:span><text:span text:style-name="T102_19">80</text:span><text:span text:style-name="T102_20">NkRQWVE</text:span><text:span text:style-name="T102_21">/</text:span><text:span text:style-name="T102_22">edit</text:span></text:p>
            <text:p text:style-name="P103"/>
          </table:table-cell>
        </table:table-row>
      </table:table>
      <text:p text:style-name="P104"/>
      <table:table table:style-name="Table3">
        <table:table-column table:style-name="Column7"/>
        <table:table-column table:style-name="Column8"/>
        <table:table-column table:style-name="Column9"/>
        <table:table-row table:style-name="Row8">
          <table:table-cell table:style-name="Cell21">
            <text:p text:style-name="P105"><text:span text:style-name="T105_1">ID</text:span></text:p>
          </table:table-cell>
          <table:table-cell table:style-name="Cell22">
            <text:p text:style-name="P106"><text:span text:style-name="T106_1">ITE</text:span><text:span text:style-name="T106_2">NS</text:span><text:span text:style-name="T106_3"><text:s/></text:span><text:span text:style-name="T106_4">CONFORMES</text:span></text:p>
          </table:table-cell>
          <table:table-cell table:style-name="Cell23">
            <text:p text:style-name="P107"><text:span text:style-name="T107_1">PERCENTUAL</text:span><text:span text:style-name="T107_2"><text:s/></text:span><text:span text:style-name="T107_3">DE</text:span><text:span text:style-name="T107_4"><text:s/></text:span><text:span text:style-name="T107_5">CONFORMIDADE</text:span></text:p>
          </table:table-cell>
        </table:table-row>
        <table:table-row table:style-name="Row9">
          <table:table-cell table:style-name="Cell24">
            <text:p text:style-name="P108"><text:span text:style-name="T108_1">1</text:span></text:p>
          </table:table-cell>
          <table:table-cell table:style-name="Cell25">
            <text:p text:style-name="P109"><text:span text:style-name="T109_1">PROTOTIPOS</text:span><text:span text:style-name="T109_2"><text:s/></text:span><text:span text:style-name="T109_3">DE</text:span><text:span text:style-name="T109_4"><text:s/></text:span><text:span text:style-name="T109_5">TELA</text:span></text:p>
          </table:table-cell>
          <table:table-cell table:style-name="Cell26">
            <text:p text:style-name="P110"><text:span text:style-name="T110_1">100%</text:span></text:p>
          </table:table-cell>
        </table:table-row>
        <table:table-row table:style-name="Row10">
          <table:table-cell table:style-name="Cell27">
            <text:p text:style-name="P111"><text:span text:style-name="T111_1">2</text:span></text:p>
          </table:table-cell>
          <table:table-cell table:style-name="Cell28">
            <text:p text:style-name="P112"><text:span text:style-name="T112_1">PROTOTIPOS</text:span><text:span text:style-name="T112_2"><text:s/></text:span><text:span text:style-name="T112_3">DE</text:span><text:span text:style-name="T112_4"><text:s/></text:span><text:span text:style-name="T112_5">TELA</text:span><text:span text:style-name="T112_6"><text:s/></text:span><text:span text:style-name="T112_7">US</text:span><text:span text:style-name="T112_8">12</text:span></text:p>
          </table:table-cell>
          <table:table-cell table:style-name="Cell29">
            <text:p text:style-name="P113"><text:span text:style-name="T113_1">100%</text:span></text:p>
          </table:table-cell>
        </table:table-row>
        <table:table-row table:style-name="Row11">
          <table:table-cell table:style-name="Cell30">
            <text:p text:style-name="P114"><text:span text:style-name="T114_1">3</text:span></text:p>
          </table:table-cell>
          <table:table-cell table:style-name="Cell31">
            <text:p text:style-name="P115"><text:span text:style-name="T115_1">PROTOTIPOS</text:span><text:span text:style-name="T115_2"><text:s/></text:span><text:span text:style-name="T115_3">DE</text:span><text:span text:style-name="T115_4"><text:s/></text:span><text:span text:style-name="T115_5">TELA</text:span><text:span text:style-name="T115_6"><text:s/></text:span><text:span text:style-name="T115_7">US</text:span><text:span text:style-name="T115_8">13</text:span></text:p>
          </table:table-cell>
          <table:table-cell table:style-name="Cell32">
            <text:p text:style-name="P116"><text:span text:style-name="T116_1">100%</text:span></text:p>
          </table:table-cell>
        </table:table-row>
      </table:table>
      <text:p text:style-name="P117"/>
      <text:p text:style-name="P118"/>
      <text:h text:style-name="P119" text:outline-level="10"><text:span text:style-name="T119_1">2.1<text:s/></text:span><text:span text:style-name="T119_2">Observações</text:span></text:h>
      <text:p text:style-name="P120"><text:span text:style-name="T120_1">Os</text:span><text:span text:style-name="T120_2"><text:s/></text:span><text:span text:style-name="T120_3">prototipos</text:span><text:span text:style-name="T120_4"><text:s/></text:span><text:span text:style-name="T120_5">de</text:span><text:span text:style-name="T120_6"><text:s/></text:span><text:span text:style-name="T120_7">tela</text:span><text:span text:style-name="T120_8"><text:s/></text:span><text:span text:style-name="T120_9">não</text:span><text:span text:style-name="T120_10"><text:s/></text:span><text:span text:style-name="T120_11">apresentam</text:span><text:span text:style-name="T120_12"><text:s/></text:span><text:span text:style-name="T120_13">não</text:span><text:span text:style-name="T120_14"><text:s/></text:span><text:span text:style-name="T120_15">conformidades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able:table table:style-name="Table4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2">
          <table:table-cell table:style-name="Cell33">
            <text:p text:style-name="P131"><text:span text:style-name="T131_1">ID</text:span></text:p>
          </table:table-cell>
          <table:table-cell table:style-name="Cell34">
            <text:p text:style-name="P132"><text:span text:style-name="T132_1">ITENS</text:span><text:span text:style-name="T132_2"><text:s/></text:span><text:span text:style-name="T132_3">NÃO</text:span><text:span text:style-name="T132_4"><text:s/></text:span><text:span text:style-name="T132_5">CONFORMES</text:span></text:p>
          </table:table-cell>
          <table:table-cell table:style-name="Cell35">
            <text:p text:style-name="P133"><text:span text:style-name="T133_1">GRAVIDADE</text:span></text:p>
          </table:table-cell>
          <table:table-cell table:style-name="Cell36">
            <text:p text:style-name="P134"><text:span text:style-name="T134_1">OBSERVACAO</text:span></text:p>
          </table:table-cell>
        </table:table-row>
        <table:table-row table:style-name="Row13">
          <table:table-cell table:style-name="Cell37">
            <text:p text:style-name="P135"/>
          </table:table-cell>
          <table:table-cell table:style-name="Cell38">
            <text:p text:style-name="P136"><text:span text:style-name="T136_1">não</text:span><text:span text:style-name="T136_2"><text:s/></text:span><text:span text:style-name="T136_3">se</text:span><text:span text:style-name="T136_4"><text:s/></text:span><text:span text:style-name="T136_5">aplica</text:span></text:p>
          </table:table-cell>
          <table:table-cell table:style-name="Cell39">
            <text:p text:style-name="P137"/>
          </table:table-cell>
          <table:table-cell table:style-name="Cell40">
            <text:p text:style-name="P138"/>
          </table:table-cell>
        </table:table-row>
        <table:table-row table:style-name="Row14">
          <table:table-cell table:style-name="Cell41">
            <text:p text:style-name="P139"/>
          </table:table-cell>
          <table:table-cell table:style-name="Cell42">
            <text:p text:style-name="P140"/>
          </table:table-cell>
          <table:table-cell table:style-name="Cell43">
            <text:p text:style-name="P141"/>
          </table:table-cell>
          <table:table-cell table:style-name="Cell44">
            <text:p text:style-name="P142"/>
          </table:table-cell>
        </table:table-row>
      </table:table>
      <text:p text:style-name="P143"/>
      <text:p text:style-name="P144"/>
      <text:h text:style-name="P145" text:outline-level="10"><text:span text:style-name="T145_1">2.2<text:s/></text:span><text:span text:style-name="T145_2">Ações</text:span><text:span text:style-name="T145_3"><text:s/></text:span><text:span text:style-name="T145_4">Corretivas</text:span></text:h>
      <text:p text:style-name="P146"><text:span text:style-name="T146_1">&lt;</text:span><text:span text:style-name="T146_2">não</text:span><text:span text:style-name="T146_3"><text:s/></text:span><text:span text:style-name="T146_4">se</text:span><text:span text:style-name="T146_5"><text:s/></text:span><text:span text:style-name="T146_6">aplica</text:span><text:span text:style-name="T146_7">&gt;</text:span></text:p>
      <text:p text:style-name="P147"/>
      <text:p text:style-name="P148"/>
      <table:table table:style-name="Table5">
        <table:table-column table:style-name="Column14"/>
        <table:table-column table:style-name="Column15"/>
        <table:table-row table:style-name="Row15">
          <table:table-cell table:style-name="Cell45">
            <text:p text:style-name="P149"><text:span text:style-name="T149_1">ID</text:span></text:p>
          </table:table-cell>
          <table:table-cell table:style-name="Cell46">
            <text:p text:style-name="P150"><text:span text:style-name="T150_1">Ações</text:span><text:span text:style-name="T150_2"><text:s/></text:span><text:span text:style-name="T150_3">Corretivas</text:span></text:p>
          </table:table-cell>
        </table:table-row>
        <table:table-row table:style-name="Row16">
          <table:table-cell table:style-name="Cell47">
            <text:p text:style-name="P151"/>
          </table:table-cell>
          <table:table-cell table:style-name="Cell48">
            <text:p text:style-name="P152"/>
          </table:table-cell>
        </table:table-row>
        <table:table-row table:style-name="Row17">
          <table:table-cell table:style-name="Cell49">
            <text:p text:style-name="P153"/>
          </table:table-cell>
          <table:table-cell table:style-name="Cell50">
            <text:p text:style-name="P154"/>
          </table:table-cell>
        </table:table-row>
      </table:table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7%" fo:margin-top="0.423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2e74b5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7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5b9bd5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7%" fo:margin-top="0.42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7%" fo:margin-top="0.388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7%" fo:margin-top="0.353cm" fo:margin-bottom="0.071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7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7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line-height="100%" fo:margin-top="0cm" fo:margin-bottom="0cm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917cm"/>
    </style:style>
    <style:style style:name="Column2" style:family="table-column">
      <style:table-column-properties style:column-width="3.069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left" fo:break-before="auto" fo:line-height="100%" fo:margin-top="0cm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TEMPL</text:span><text:span text:style-name="T4_4">_</text:span><text:span text:style-name="T4_5">TempleteDoRelatorioDeExecucaoDoCheckListConsistencia</text:span></text:p>
            </table:table-cell>
            <table:table-cell table:style-name="Cell2">
              <text:p text:style-name="P5"><draw:frame svg:x="0cm" svg:y="0cm" svg:width="2.646cm" svg:height="1.984cm" draw:style-name="FR2" text:anchor-type="as-char" draw:z-index="0"><draw:image xlink:href="Pictures/image3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